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Lohit Devanagari1" svg:font-family="'Lohit Devanagari'"/>
    <style:font-face style:name="ariel" svg:font-family="arie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text-properties officeooo:rsid="0077f01d" officeooo:paragraph-rsid="0077f01d"/>
    </style:style>
    <style:style style:name="P3" style:family="paragraph" style:parent-style-name="Caption">
      <style:paragraph-properties fo:line-height="150%"/>
      <style:text-properties style:font-name="ariel" fo:language="nb" fo:country="NO" fo:font-style="normal" fo:font-weight="bold" officeooo:rsid="004527b4" officeooo:paragraph-rsid="00a2ba14" style:language-asian="zxx" style:country-asian="none" style:font-style-asian="normal" style:font-weight-asian="bold" style:language-complex="zxx" style:country-complex="none" style:font-style-complex="normal" style:font-weight-complex="bold"/>
    </style:style>
    <style:style style:name="P4" style:family="paragraph" style:parent-style-name="Caption">
      <style:paragraph-properties fo:line-height="150%"/>
      <style:text-properties fo:font-size="11pt" fo:language="nb" fo:country="NO" officeooo:rsid="00a2ba14" officeooo:paragraph-rsid="00a2ba14" style:font-size-asian="11pt" style:font-size-complex="11pt"/>
    </style:style>
    <style:style style:name="P5" style:family="paragraph" style:parent-style-name="Brodtekst">
      <style:paragraph-properties fo:line-height="150%"/>
      <style:text-properties style:font-name="ariel" fo:font-size="16pt" fo:language="nb" fo:country="NO" fo:font-weight="normal" officeooo:rsid="005b5142" officeooo:paragraph-rsid="005ffbe5" style:font-size-asian="16pt" style:font-weight-asian="normal" style:font-size-complex="16pt" style:font-weight-complex="normal"/>
    </style:style>
    <style:style style:name="P6" style:family="paragraph" style:parent-style-name="Brodtekst">
      <style:paragraph-properties fo:line-height="150%"/>
      <style:text-properties fo:language="nb" fo:country="NO" officeooo:rsid="008d1f8d" officeooo:paragraph-rsid="00910d65" style:language-asian="zxx" style:country-asian="none" style:language-complex="zxx" style:country-complex="none"/>
    </style:style>
    <style:style style:name="P7" style:family="paragraph" style:parent-style-name="Brodtekst">
      <style:paragraph-properties fo:line-height="150%"/>
      <style:text-properties fo:language="nb" fo:country="NO" officeooo:paragraph-rsid="00ea7654" style:language-asian="zxx" style:country-asian="none" style:language-complex="zxx" style:country-complex="none"/>
    </style:style>
    <style:style style:name="P8" style:family="paragraph" style:parent-style-name="Brodtekst">
      <style:paragraph-properties fo:line-height="150%"/>
      <style:text-properties fo:language="nb" fo:country="NO"/>
    </style:style>
    <style:style style:name="P9" style:family="paragraph" style:parent-style-name="Brodtekst">
      <style:paragraph-properties fo:line-height="150%"/>
      <style:text-properties fo:language="nb" fo:country="NO" officeooo:rsid="0098c682" officeooo:paragraph-rsid="0098c682"/>
    </style:style>
    <style:style style:name="P10" style:family="paragraph" style:parent-style-name="Brodtekst">
      <style:paragraph-properties fo:line-height="150%"/>
      <style:text-properties fo:language="nb" fo:country="NO" officeooo:rsid="009c239b" officeooo:paragraph-rsid="00e9275f"/>
    </style:style>
    <style:style style:name="P11" style:family="paragraph" style:parent-style-name="Brodtekst">
      <style:text-properties fo:language="nb" fo:country="NO" officeooo:paragraph-rsid="00e72ed5"/>
    </style:style>
    <style:style style:name="P12" style:family="paragraph" style:parent-style-name="Brodtekst">
      <style:text-properties fo:language="nb" fo:country="NO" officeooo:paragraph-rsid="00edafda"/>
    </style:style>
    <style:style style:name="P13" style:family="paragraph" style:parent-style-name="Brodtekst">
      <style:text-properties fo:language="nb" fo:country="NO" officeooo:paragraph-rsid="00ede6ff"/>
    </style:style>
    <style:style style:name="P14" style:family="paragraph" style:parent-style-name="_32_DUO_5f_Overskrift">
      <style:paragraph-properties fo:line-height="150%"/>
      <style:text-properties fo:language="nb" fo:country="NO" fo:font-weight="normal" officeooo:paragraph-rsid="005b5142" style:language-asian="zxx" style:country-asian="none" style:font-weight-asian="normal" style:language-complex="zxx" style:country-complex="none" style:font-weight-complex="normal"/>
    </style:style>
    <style:style style:name="P15" style:family="paragraph" style:parent-style-name="_33_DUO_5f_Overskrift">
      <style:paragraph-properties fo:line-height="150%"/>
      <style:text-properties fo:language="nb" fo:country="NO" officeooo:rsid="0063f519" officeooo:paragraph-rsid="0063f519"/>
    </style:style>
    <style:style style:name="P16" style:family="paragraph" style:parent-style-name="_33_DUO_5f_Overskrift">
      <style:paragraph-properties fo:line-height="150%"/>
      <style:text-properties fo:language="nb" fo:country="NO" officeooo:rsid="009c239b" officeooo:paragraph-rsid="009c239b"/>
    </style:style>
    <style:style style:name="P17" style:family="paragraph" style:parent-style-name="_33_DUO_5f_Overskrift">
      <style:paragraph-properties fo:line-height="150%"/>
      <style:text-properties fo:language="nb" fo:country="NO" officeooo:rsid="00d5ff8e" officeooo:paragraph-rsid="00d5ff8e"/>
    </style:style>
    <style:style style:name="P18" style:family="paragraph" style:parent-style-name="Brodtekst" style:master-page-name="First_20_Page">
      <style:paragraph-properties fo:line-height="150%" style:page-number="1"/>
      <style:text-properties style:font-name="Ariel" fo:font-size="16pt" fo:language="nb" fo:country="NO" fo:font-weight="bold" style:font-size-asian="16pt" style:language-asian="zxx" style:country-asian="none" style:font-weight-asian="bold" style:font-size-complex="16pt" style:language-complex="zxx" style:country-complex="none" style:font-weight-complex="bold"/>
    </style:style>
    <style:style style:name="P19" style:family="paragraph" style:parent-style-name="Brodtekst">
      <style:text-properties fo:language="nb" fo:country="NO" officeooo:rsid="0076d521" officeooo:paragraph-rsid="00e72ed5" style:language-asian="zxx" style:country-asian="none" style:language-complex="zxx" style:country-complex="none"/>
    </style:style>
    <style:style style:name="P20" style:family="paragraph" style:parent-style-name="Brodtekst">
      <style:paragraph-properties fo:line-height="150%"/>
      <style:text-properties fo:language="nb" fo:country="NO" fo:font-style="normal" officeooo:rsid="00d9c1b6" officeooo:paragraph-rsid="00e72ed5" style:language-asian="zxx" style:country-asian="none" style:font-style-asian="normal" style:language-complex="zxx" style:country-complex="none" style:font-style-complex="normal"/>
    </style:style>
    <style:style style:name="P21" style:family="paragraph" style:parent-style-name="_33_DUO_5f_Overskrift">
      <style:paragraph-properties fo:line-height="150%"/>
      <style:text-properties fo:language="nb" fo:country="NO" officeooo:paragraph-rsid="0064eef8" style:language-asian="zxx" style:country-asian="none" style:language-complex="zxx" style:country-complex="none"/>
    </style:style>
    <style:style style:name="P22" style:family="paragraph" style:parent-style-name="_33_DUO_5f_Overskrift">
      <style:paragraph-properties fo:line-height="150%"/>
      <style:text-properties fo:language="nb" fo:country="NO" officeooo:rsid="008c30d3" officeooo:paragraph-rsid="008c30d3"/>
    </style:style>
    <style:style style:name="T1" style:family="text">
      <style:text-properties officeooo:rsid="004527b4"/>
    </style:style>
    <style:style style:name="T2" style:family="text">
      <style:text-properties fo:font-style="italic" style:font-style-asian="italic"/>
    </style:style>
    <style:style style:name="T3" style:family="text">
      <style:text-properties fo:font-style="italic" officeooo:rsid="004edc1d" style:font-style-asian="italic" style:font-style-complex="italic"/>
    </style:style>
    <style:style style:name="T4" style:family="text">
      <style:text-properties fo:font-style="italic" officeooo:rsid="00910d65" style:font-style-asian="italic" style:font-style-complex="italic"/>
    </style:style>
    <style:style style:name="T5" style:family="text">
      <style:text-properties fo:font-style="italic" officeooo:rsid="005ffbe5" style:language-asian="zxx" style:country-asian="none" style:font-style-asian="italic" style:language-complex="zxx" style:country-complex="none" style:font-style-complex="italic"/>
    </style:style>
    <style:style style:name="T6" style:family="text">
      <style:text-properties fo:font-style="italic" officeooo:rsid="0077f01d" style:language-asian="zxx" style:country-asian="none" style:font-style-asian="italic" style:language-complex="zxx" style:country-complex="none" style:font-style-complex="italic"/>
    </style:style>
    <style:style style:name="T7" style:family="text">
      <style:text-properties fo:font-style="italic" officeooo:rsid="008c30d3" style:language-asian="zh" style:country-asian="CN" style:font-style-asian="italic" style:language-complex="hi" style:country-complex="IN" style:font-style-complex="italic"/>
    </style:style>
    <style:style style:name="T8" style:family="text">
      <style:text-properties fo:font-style="italic" officeooo:rsid="008d1f8d" style:language-asian="zh" style:country-asian="CN" style:font-style-asian="italic" style:language-complex="hi" style:country-complex="IN" style:font-style-complex="italic"/>
    </style:style>
    <style:style style:name="T9" style:family="text">
      <style:text-properties officeooo:rsid="004edc1d"/>
    </style:style>
    <style:style style:name="T10" style:family="text">
      <style:text-properties fo:font-style="normal" officeooo:rsid="00910d65" style:font-style-asian="normal" style:font-style-complex="normal"/>
    </style:style>
    <style:style style:name="T11" style:family="text">
      <style:text-properties fo:font-style="normal" officeooo:rsid="008a2cc2" style:language-asian="zh" style:country-asian="CN" style:font-style-asian="normal" style:language-complex="hi" style:country-complex="IN" style:font-style-complex="normal"/>
    </style:style>
    <style:style style:name="T12" style:family="text">
      <style:text-properties fo:font-style="normal" officeooo:rsid="008c0207" style:language-asian="zh" style:country-asian="CN" style:font-style-asian="normal" style:language-complex="hi" style:country-complex="IN" style:font-style-complex="normal"/>
    </style:style>
    <style:style style:name="T13" style:family="text">
      <style:text-properties fo:font-style="normal" officeooo:rsid="008c30d3" style:language-asian="zh" style:country-asian="CN" style:font-style-asian="normal" style:language-complex="hi" style:country-complex="IN" style:font-style-complex="normal"/>
    </style:style>
    <style:style style:name="T14" style:family="text">
      <style:text-properties fo:font-style="normal" officeooo:rsid="008d1f8d" style:language-asian="zh" style:country-asian="CN" style:font-style-asian="normal" style:language-complex="hi" style:country-complex="IN" style:font-style-complex="normal"/>
    </style:style>
    <style:style style:name="T15" style:family="text">
      <style:text-properties fo:font-style="normal" officeooo:rsid="00d9c1b6" style:language-asian="zxx" style:country-asian="none" style:font-style-asian="normal" style:language-complex="zxx" style:country-complex="none" style:font-style-complex="normal"/>
    </style:style>
    <style:style style:name="T16" style:family="text">
      <style:text-properties style:language-asian="zxx" style:country-asian="none" style:language-complex="zxx" style:country-complex="none"/>
    </style:style>
    <style:style style:name="T17" style:family="text">
      <style:text-properties officeooo:rsid="005ffbe5" style:language-asian="zxx" style:country-asian="none" style:language-complex="zxx" style:country-complex="none"/>
    </style:style>
    <style:style style:name="T18" style:family="text">
      <style:text-properties officeooo:rsid="005ffc43" style:language-asian="zxx" style:country-asian="none" style:language-complex="zxx" style:country-complex="none"/>
    </style:style>
    <style:style style:name="T19" style:family="text">
      <style:text-properties officeooo:rsid="0061517f" style:language-asian="zxx" style:country-asian="none" style:language-complex="zxx" style:country-complex="none"/>
    </style:style>
    <style:style style:name="T20" style:family="text">
      <style:text-properties officeooo:rsid="00619339" style:language-asian="zxx" style:country-asian="none" style:language-complex="zxx" style:country-complex="none"/>
    </style:style>
    <style:style style:name="T21" style:family="text">
      <style:text-properties officeooo:rsid="0062e76e" style:language-asian="zxx" style:country-asian="none" style:language-complex="zxx" style:country-complex="none"/>
    </style:style>
    <style:style style:name="T22" style:family="text">
      <style:text-properties officeooo:rsid="005d023d" style:language-asian="zxx" style:country-asian="none" style:language-complex="zxx" style:country-complex="none"/>
    </style:style>
    <style:style style:name="T23" style:family="text">
      <style:text-properties officeooo:rsid="005e65a9" style:language-asian="zxx" style:country-asian="none" style:language-complex="zxx" style:country-complex="none"/>
    </style:style>
    <style:style style:name="T24" style:family="text">
      <style:text-properties officeooo:rsid="0063f519" style:language-asian="zxx" style:country-asian="none" style:language-complex="zxx" style:country-complex="none"/>
    </style:style>
    <style:style style:name="T25" style:family="text">
      <style:text-properties officeooo:rsid="0069e711" style:language-asian="zxx" style:country-asian="none" style:language-complex="zxx" style:country-complex="none"/>
    </style:style>
    <style:style style:name="T26" style:family="text">
      <style:text-properties officeooo:rsid="00726bb8" style:language-asian="zxx" style:country-asian="none" style:language-complex="zxx" style:country-complex="none"/>
    </style:style>
    <style:style style:name="T27" style:family="text">
      <style:text-properties officeooo:rsid="0072aaac" style:language-asian="zxx" style:country-asian="none" style:language-complex="zxx" style:country-complex="none"/>
    </style:style>
    <style:style style:name="T28" style:family="text">
      <style:text-properties officeooo:rsid="00759b54" style:language-asian="zxx" style:country-asian="none" style:language-complex="zxx" style:country-complex="none"/>
    </style:style>
    <style:style style:name="T29" style:family="text">
      <style:text-properties officeooo:rsid="0074a69b" style:language-asian="zxx" style:country-asian="none" style:language-complex="zxx" style:country-complex="none"/>
    </style:style>
    <style:style style:name="T30" style:family="text">
      <style:text-properties officeooo:rsid="0076d521" style:language-asian="zxx" style:country-asian="none" style:language-complex="zxx" style:country-complex="none"/>
    </style:style>
    <style:style style:name="T31" style:family="text">
      <style:text-properties officeooo:rsid="00880ca2" style:language-asian="zxx" style:country-asian="none" style:language-complex="zxx" style:country-complex="none"/>
    </style:style>
    <style:style style:name="T32" style:family="text">
      <style:text-properties officeooo:rsid="0077f01d" style:language-asian="zxx" style:country-asian="none" style:language-complex="zxx" style:country-complex="none"/>
    </style:style>
    <style:style style:name="T33" style:family="text">
      <style:text-properties officeooo:rsid="0093c36e" style:language-asian="zxx" style:country-asian="none" style:language-complex="zxx" style:country-complex="none"/>
    </style:style>
    <style:style style:name="T34" style:family="text">
      <style:text-properties officeooo:rsid="0081d3f9" style:language-asian="zxx" style:country-asian="none" style:language-complex="zxx" style:country-complex="none"/>
    </style:style>
    <style:style style:name="T35" style:family="text">
      <style:text-properties officeooo:rsid="0083c4ce" style:language-asian="zxx" style:country-asian="none" style:language-complex="zxx" style:country-complex="none"/>
    </style:style>
    <style:style style:name="T36" style:family="text">
      <style:text-properties officeooo:rsid="0093d6bd" style:language-asian="zxx" style:country-asian="none" style:language-complex="zxx" style:country-complex="none"/>
    </style:style>
    <style:style style:name="T37" style:family="text">
      <style:text-properties officeooo:rsid="0097067e" style:language-asian="zxx" style:country-asian="none" style:language-complex="zxx" style:country-complex="none"/>
    </style:style>
    <style:style style:name="T38" style:family="text">
      <style:text-properties officeooo:rsid="009739c9" style:language-asian="zxx" style:country-asian="none" style:language-complex="zxx" style:country-complex="none"/>
    </style:style>
    <style:style style:name="T39" style:family="text">
      <style:text-properties officeooo:rsid="0098c682" style:language-asian="zxx" style:country-asian="none" style:language-complex="zxx" style:country-complex="none"/>
    </style:style>
    <style:style style:name="T40" style:family="text">
      <style:text-properties officeooo:rsid="009a733a" style:language-asian="zxx" style:country-asian="none" style:language-complex="zxx" style:country-complex="none"/>
    </style:style>
    <style:style style:name="T41" style:family="text">
      <style:text-properties officeooo:rsid="00ebf789" style:language-asian="zxx" style:country-asian="none" style:language-complex="zxx" style:country-complex="none"/>
    </style:style>
    <style:style style:name="T42" style:family="text">
      <style:text-properties officeooo:rsid="00edafda" style:language-asian="zxx" style:country-asian="none" style:language-complex="zxx" style:country-complex="none"/>
    </style:style>
    <style:style style:name="T43" style:family="text">
      <style:text-properties officeooo:rsid="00ede6ff" style:language-asian="zxx" style:country-asian="none" style:language-complex="zxx" style:country-complex="none"/>
    </style:style>
    <style:style style:name="T44" style:family="text">
      <style:text-properties officeooo:rsid="008d1f8d"/>
    </style:style>
    <style:style style:name="T45" style:family="text">
      <style:text-properties officeooo:rsid="008ed5da"/>
    </style:style>
    <style:style style:name="T46" style:family="text">
      <style:text-properties fo:font-variant="normal" fo:text-transform="none" style:text-position="0% 100%" fo:font-style="normal" style:text-underline-style="none" fo:font-weight="normal"/>
    </style:style>
    <style:style style:name="T47" style:family="text">
      <style:text-properties fo:font-variant="normal" fo:text-transform="none" style:text-position="0% 100%" fo:font-style="normal" style:text-underline-style="none" fo:font-weight="normal" officeooo:rsid="008ed5da"/>
    </style:style>
    <style:style style:name="T48" style:family="text">
      <style:text-properties fo:font-variant="normal" fo:text-transform="none" style:text-position="0% 100%" fo:font-style="normal" style:text-underline-style="none" fo:font-weight="normal" officeooo:rsid="00910d65" style:font-style-asian="normal" style:font-style-complex="normal"/>
    </style:style>
    <style:style style:name="T49" style:family="text">
      <style:text-properties officeooo:rsid="00910d65"/>
    </style:style>
    <style:style style:name="T50" style:family="text">
      <style:text-properties officeooo:rsid="00926d85"/>
    </style:style>
    <style:style style:name="T51" style:family="text">
      <style:text-properties officeooo:rsid="0093c36e"/>
    </style:style>
    <style:style style:name="T52" style:family="text">
      <style:text-properties officeooo:rsid="00d5ff8e"/>
    </style:style>
    <style:style style:name="T53" style:family="text">
      <style:text-properties officeooo:rsid="00e72ed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sjektbeskrivelse</text:p>
      <text:h text:style-name="P14" text:outline-level="2">Tittel:</text:h>
      <text:p text:style-name="P5"><text:span text:style-name="T52">Læringens natur – naturens læring</text:span>: Læringsteknologi, læringsanalyse og læringsvitenskap <text:span text:style-name="T52">i norsk skole.</text:span></text:p>
      <text:p text:style-name="P4">Frans Joakim Titulaer</text:p>
      <text:p text:style-name="P3">Introduksjon</text:p>
      <text:p text:style-name="P7"><text:span text:style-name="T1">En ontologisk bevegelse sies å finne sted innen utdanningsvitenskapen, hvor man ’istedenfor å beskrive en verden med mange syn på verden annerkjenner eksistensen av mange verdener’. Altså at folk, perspektiver, ideer og objekter ikke bare må forståes som kulturelt og sosialt forskjellige, men også som «different-in-being» </text:span><text:reference-mark-start text:name="ZOTERO_ITEM CSL_CITATION {&quot;citationID&quot;:&quot;wtT74sKY&quot;,&quot;properties&quot;:{&quot;formattedCitation&quot;:&quot;(Zembylas, 2017, s. 1401)&quot;,&quot;plainCitation&quot;:&quot;(Zembylas, 2017, s. 1401)&quot;,&quot;noteIndex&quot;:0},&quot;citationItems&quot;:[{&quot;id&quot;:402,&quot;uris&quot;:[&quot;http://zotero.org/users/2931661/items/FB8MDR3L&quot;],&quot;uri&quot;:[&quot;http://zotero.org/users/2931661/items/FB8MDR3L&quot;],&quot;itemData&quot;:{&quot;id&quot;:402,&quot;type&quot;:&quot;article-journal&quot;,&quot;title&quot;:&quot;The contribution of the ontological turn in education: Some methodological and political implications&quot;,&quot;container-title&quot;:&quot;Educational Philosophy and Theory&quot;,&quot;page&quot;:&quot;1401–1414&quot;,&quot;volume&quot;:&quot;49&quot;,&quot;issue&quot;:&quot;14&quot;,&quot;author&quot;:[{&quot;family&quot;:&quot;Zembylas&quot;,&quot;given&quot;:&quot;Michalinos&quot;}],&quot;issued&quot;:{&quot;date-parts&quot;:[[&quot;2017&quot;]]}},&quot;locator&quot;:&quot;1401&quot;}],&quot;schema&quot;:&quot;https://github.com/citation-style-language/schema/raw/master/csl-citation.json&quot;} RNDcMNdIrvhZq"/><text:span text:style-name="T1">(Zembylas, 2017, s. 1401)</text:span><text:reference-mark-end text:name="ZOTERO_ITEM CSL_CITATION {&quot;citationID&quot;:&quot;wtT74sKY&quot;,&quot;properties&quot;:{&quot;formattedCitation&quot;:&quot;(Zembylas, 2017, s. 1401)&quot;,&quot;plainCitation&quot;:&quot;(Zembylas, 2017, s. 1401)&quot;,&quot;noteIndex&quot;:0},&quot;citationItems&quot;:[{&quot;id&quot;:402,&quot;uris&quot;:[&quot;http://zotero.org/users/2931661/items/FB8MDR3L&quot;],&quot;uri&quot;:[&quot;http://zotero.org/users/2931661/items/FB8MDR3L&quot;],&quot;itemData&quot;:{&quot;id&quot;:402,&quot;type&quot;:&quot;article-journal&quot;,&quot;title&quot;:&quot;The contribution of the ontological turn in education: Some methodological and political implications&quot;,&quot;container-title&quot;:&quot;Educational Philosophy and Theory&quot;,&quot;page&quot;:&quot;1401–1414&quot;,&quot;volume&quot;:&quot;49&quot;,&quot;issue&quot;:&quot;14&quot;,&quot;author&quot;:[{&quot;family&quot;:&quot;Zembylas&quot;,&quot;given&quot;:&quot;Michalinos&quot;}],&quot;issued&quot;:{&quot;date-parts&quot;:[[&quot;2017&quot;]]}},&quot;locator&quot;:&quot;1401&quot;}],&quot;schema&quot;:&quot;https://github.com/citation-style-language/schema/raw/master/csl-citation.json&quot;} RNDcMNdIrvhZq"/>. <text:span text:style-name="T9">Jeg vil argumentere for at man i alt for liten grad har studert betydningen av internettet og ny læringsteknologi i produksjonen av disse heterogene kontekstene læring ingår i i dag. Dette får oss til å måtte spørre hvordan internettets materialiteter endrer dette teknovitenskapelige komplekset. I over to år har jeg gjort deltagende observasjon og flerlokalitets etnografi, i en digitaliserende (ungdoms)skole og to sektorielle forum, der teknologiske standarder var assosiert med nye former for kunnskap. Dette er et empirisk studie av det kvalitative bruddet som utgjør vår evne til å overvåke læringsaktivitet. I studiet av den digitaliserende skolen har jeg sett at infrastrukturen knyttet til sky-tjeneste markedet (</text:span><text:span text:style-name="T3">økosystemer</text:span><text:span text:style-name="T9"> slik som Microsoft Office 365) griper inn i læringsobjektene i skolen: objektifiseringen av læring. Fra et vitenskapsteoretisk forum er dette interessant fordi vi ser en ny vitenskapelig tilnærming til læring vokse frem på grunnlag av tidligere administrativ infrastruktur og former for kunnskap som til nå har vært assosiert med Big Tech. Tidligere IKT administrative sentre på alle nivåer innen forskning og utdanning (lokalt og nasjonalt) legges under direkte politisk styring nå som ’læringens natur’ kartlegges av læringsanalytiske metoder. Jeg ønsker å vise at dette også er en måte å gjøre denne politikken til en teknisk sak. Jeg søker et stipend på Kr 30.000 til å publisere ressultatene i studiet og å sette igang et prosjekt med miljøene jeg har tatt del i. Sammen kan vi både skape en offentlig debatt rundt hvilken interesse man har å bli overvåket og måtene som verdien av vår data kan fri-gjøres.</text:span></text:p>
      <text:h text:style-name="P21" text:outline-level="3"><text:soft-page-break/>Tema:</text:h>
      <text:p text:style-name="P11"><text:span text:style-name="T22">Siden sommeren 2016 har jeg studert utviklingen innen internett-teknologi og det som kan beskrives som ’sosiale nettverk’;</text:span><text:span text:style-name="T23"> asynkrone informasjons og kommunikasjonsteknologi (IKT) som på tvers av tid og sted bryter med tidligere skiller mellom en-til-en og en-til-mange former for kommunkasjon. Formålet har vært </text:span><text:span text:style-name="T22">å forstå hvordan skolen som offentlighet assosieres med d</text:span><text:span text:style-name="T23">isse</text:span><text:span text:style-name="T22"> materialitete</text:span><text:span text:style-name="T23">ne og hvordan læringsteknologi er verdisatt igjennom disse relasjonene</text:span><text:span text:style-name="T22">. </text:span><text:span text:style-name="T24">F</text:span><text:span text:style-name="T17">orskningen har vært drevet av jakten på </text:span><text:span text:style-name="T5">kognitiv computing</text:span><text:span text:style-name="T17"> og dens rolle som <text:s/>kunnskapsobjekt i norsk skole og utdanning. Dette har vært beskrevet som ’ko</text:span><text:span text:style-name="T18">dingen</text:span><text:span text:style-name="T17"> av det biodigitale barnet’ </text:span><text:reference-mark-start text:name="ZOTERO_ITEM CSL_CITATION {&quot;citationID&quot;:&quot;vxA2AsbL&quot;,&quot;properties&quot;:{&quot;formattedCitation&quot;:&quot;(Williamson, 2016)&quot;,&quot;plainCitation&quot;:&quot;(Williamson, 2016)&quot;,&quot;noteIndex&quot;:0},&quot;citationItems&quot;:[{&quot;id&quot;:392,&quot;uris&quot;:[&quot;http://zotero.org/users/2931661/items/V8HFI86K&quot;],&quot;uri&quot;:[&quot;http://zotero.org/users/2931661/items/V8HFI86K&quot;],&quot;itemData&quot;:{&quot;id&quot;:392,&quot;type&quot;:&quot;article-journal&quot;,&quot;title&quot;:&quot;Coding the biodigital child: the biopolitics and pedagogic strategies of educational data science&quot;,&quot;container-title&quot;:&quot;Pedagogy, Culture &amp; Society&quot;,&quot;page&quot;:&quot;401–416&quot;,&quot;volume&quot;:&quot;24&quot;,&quot;issue&quot;:&quot;3&quot;,&quot;author&quot;:[{&quot;family&quot;:&quot;Williamson&quot;,&quot;given&quot;:&quot;Ben&quot;}],&quot;issued&quot;:{&quot;date-parts&quot;:[[&quot;2016&quot;]]}}}],&quot;schema&quot;:&quot;https://github.com/citation-style-language/schema/raw/master/csl-citation.json&quot;} RNDz9BRn432G4"/><text:span text:style-name="T17">(Williamson, 2016)</text:span><text:reference-mark-end text:name="ZOTERO_ITEM CSL_CITATION {&quot;citationID&quot;:&quot;vxA2AsbL&quot;,&quot;properties&quot;:{&quot;formattedCitation&quot;:&quot;(Williamson, 2016)&quot;,&quot;plainCitation&quot;:&quot;(Williamson, 2016)&quot;,&quot;noteIndex&quot;:0},&quot;citationItems&quot;:[{&quot;id&quot;:392,&quot;uris&quot;:[&quot;http://zotero.org/users/2931661/items/V8HFI86K&quot;],&quot;uri&quot;:[&quot;http://zotero.org/users/2931661/items/V8HFI86K&quot;],&quot;itemData&quot;:{&quot;id&quot;:392,&quot;type&quot;:&quot;article-journal&quot;,&quot;title&quot;:&quot;Coding the biodigital child: the biopolitics and pedagogic strategies of educational data science&quot;,&quot;container-title&quot;:&quot;Pedagogy, Culture &amp; Society&quot;,&quot;page&quot;:&quot;401–416&quot;,&quot;volume&quot;:&quot;24&quot;,&quot;issue&quot;:&quot;3&quot;,&quot;author&quot;:[{&quot;family&quot;:&quot;Williamson&quot;,&quot;given&quot;:&quot;Ben&quot;}],&quot;issued&quot;:{&quot;date-parts&quot;:[[&quot;2016&quot;]]}}}],&quot;schema&quot;:&quot;https://github.com/citation-style-language/schema/raw/master/csl-citation.json&quot;} RNDz9BRn432G4"/><text:span text:style-name="T18"> og er en sak som forskere de siste par tre årene har begynt å få øynene opp for. Altså fra omtrent det øyeblikket da dette studiet startet og da det ble sagt at offentligheten virkelig begynte å få øynene opp for den eksplosive fremveksten av ’kunstig intelligens’. Jeg tok min inspirasjon fra de likhetene jeg så mellom forståelsen av såkalt «dybdelæring» i to svært forskjellige kontekster. </text:span><text:span text:style-name="T19">Der den ene var</text:span><text:span text:style-name="T18"> skoleverdenen, der Ludvigsen-utvalgets NOU </text:span><text:span text:style-name="T19">2014:7 og 2015:8 hadde befestiget en ny definisjon av ’god’ læring. Og der den andre var innen KI, der Google’s Deep Mind utnyttet dybdelæring (en form for maskin læring) til å utvikle en radikalt mye mer adaptiv form for KI, som i 2016 slo verdensmesteren i </text:span><text:span text:style-name="T24">brettspillet</text:span><text:span text:style-name="T19"> go </text:span><text:span text:style-name="T24">uten en gang å bli lært reglene</text:span><text:span text:style-name="T19">. </text:span></text:p>
      <text:p text:style-name="P11"><text:span text:style-name="T20">Parralellene var mange, slik som verdisettingen av kvaliteten av «å lære å lære», slik Ludvigsen-utvalget uttalte det da de beskrev det fremvoksende organisasjonslivet og samfunn, og slik Deep Mind er programert til å gjøre. </text:span><text:span text:style-name="T26">Bruken av biologiske og evolusjonære metaforer i denne konvergensen mellom </text:span><text:span text:style-name="T20">’kunstig’ og ’naturlig’ læring </text:span><text:span text:style-name="T26">er utstrakt. Enkelte forskere har knyttet den ontologiske bevegelsen i forståelsen av læring til læringsmiljøet, men etter mer enn </text:span><text:span text:style-name="T42">to </text:span><text:span text:style-name="T26">år med forskning har jeg ikke funnet et eneste empirisk studie </text:span><text:span text:style-name="T27">som ser på denne sammenhengen. I studiet ser jeg på konstruksjonen av det digitale læringsmiljøet </text:span><text:span text:style-name="T28">i skolen </text:span><text:span text:style-name="T27">og rollen </text:span><text:span text:style-name="T28">spilt av </text:span><text:span text:style-name="T27">’økosystemene’</text:span><text:span text:style-name="T26"> </text:span><text:span text:style-name="T29">og aktører i verdens raskest voksende industri: </text:span><text:span text:style-name="T28">sky-tjenester. Økosystemene </text:span><text:span text:style-name="T27">knytter sammen teknologier, brukere og digitale objekter </text:span><text:span text:style-name="T28">ved å eksternalisere store deler av de kalkulerende verktøyene. Dette endrer ikke bare computere</text:span><text:span text:style-name="T30">n</text:span><text:span text:style-name="T28">, som destabiliseres og synker ned i infrastrukturen blant en rekke heterogent digitale verktøy, </text:span><text:span text:style-name="T30">men har konsekvenser for ’computing’ praksis, der programvare erstattes av applikasjoner og tekstbehandlings-programmer fremstår som en av mange former for forfatterskap. </text:span></text:p>
      <text:p text:style-name="P19"/>
      <text:p text:style-name="P13"><text:soft-page-break/><text:span text:style-name="T15">’God’ læringsteknologi inngår i en politikk der etikken rundt behovet for overvåking med stor sikkerhet vil kunne endre den offentlige debatten som for tiden dreier seg om den eksterne trusselen fra sosiale medier og Big Tech; selve verdien av fremvoksende vitenskapelige felt og deres rolle i sensitive samfunnspolitiske områder slik som utdanningen.</text:span><text:span text:style-name="T41"> De</text:span><text:span text:style-name="T31">t som i litteraturen ofte kalles for korporale former for computing </text:span><text:span text:style-name="T42">assosieres med</text:span><text:span text:style-name="T31"> </text:span><text:span text:style-name="T42">et syn på intelligens som ikke på samme måte kan skille mellom god og dårlig </text:span><text:span text:style-name="T43">læring, men forsøker å utarbeide profiler av lærende individer</text:span><text:span text:style-name="T42">. </text:span><text:span text:style-name="T43">Denne </text:span></text:p>
      <text:p text:style-name="P13"><text:span text:style-name="T43">Jeg har</text:span><text:span text:style-name="T42"> sett hvordan omsorg gjøres i rollen lærere sies å ha fått når de beskrives som teknikere som gjennomfører læringsmål. </text:span></text:p>
      <text:p text:style-name="P12"><text:span text:style-name="T11">Et hovedtema i oppgaven min er derfor den ’politiseringen’ av IKT pedagogikk som jeg observerte på tvers av alle nivåer i utdanningen på samme tid som Feide 2.0 var lansert. En funksjon som kan registrere alt en gjør på tvers av tjenestene involvert i utdanningen, fra forlag (lesing), </text:span><text:span text:style-name="T12">til bruken av sosiale medier slik som Facebook. Etter den slags autifikasjon så vidt begynte å rulles ut høsten 2017 var Utdanningsdirektoratet (UDIR) slått sammen med Senter for IKT i Utdanningen, og etablerte UDIR 2.0, mens Kunnskapsdepartementet tok direkte styring over den delen av Uninett (leverandør av fellestjenester for utdannings- og forskernettet) som eide Feide, og etablerte Unit. Fra et vitenskapsteoretisk perspektiv er dette interessant fordi det utvidede mandatet, ikke bare har konsekvenser for bruken av digitale verktøy i forskning og utdanning (og forskning på utdanning), men fordi det ingår i en transformasjon og skolen og offentlig sektor. En reaksjon som må kunne beskrives som </text:span><text:span text:style-name="T13">skapelsen av en nasjonal ’web 2.0’ offentlighet; det vi i dag kjenner som sosiale medier og de kontroversielle formene for kunnskap tilknyttet dens evne til å overvåke deres brukere og påvirke dere </text:span><text:span text:style-name="T7">opplevelser</text:span><text:span text:style-name="T13">. </text:span></text:p>
      <text:p text:style-name="P20"/>
      <text:h text:style-name="P22" text:outline-level="3">Teori</text:h>
      <text:p text:style-name="P8"><text:span text:style-name="T14">I artikkelen </text:span><text:span text:style-name="T8">Remembering the technological unconscious by foregrounding knowledges of position </text:span><text:span text:style-name="T14">konkluderer </text:span><text:span text:style-name="T13">Nigel Thrift </text:span><text:reference-mark-start text:name="ZOTERO_ITEM CSL_CITATION {&quot;citationID&quot;:&quot;5875hNJy&quot;,&quot;properties&quot;:{&quot;formattedCitation&quot;:&quot;(2004)&quot;,&quot;plainCitation&quot;:&quot;(2004)&quot;,&quot;noteIndex&quot;:0},&quot;citationItems&quot;:[{&quot;id&quot;:369,&quot;uris&quot;:[&quot;http://zotero.org/groups/696241/items/G2Q8XEPI&quot;],&quot;uri&quot;:[&quot;http://zotero.org/groups/696241/items/G2Q8XEPI&quot;],&quot;itemData&quot;:{&quot;id&quot;:369,&quot;type&quot;:&quot;article-journal&quot;,&quot;title&quot;:&quot;Remembering the technological unconscious by foregrounding knowledges of position&quot;,&quot;container-title&quot;:&quot;Environment and Planning D: Society and Space&quot;,&quot;page&quot;:&quot;175–190&quot;,&quot;volume&quot;:&quot;22&quot;,&quot;issue&quot;:&quot;1&quot;,&quot;author&quot;:[{&quot;family&quot;:&quot;Thrift&quot;,&quot;given&quot;:&quot;Nigel&quot;}],&quot;issued&quot;:{&quot;date-parts&quot;:[[&quot;2004&quot;]]}},&quot;suppress-author&quot;:true}],&quot;schema&quot;:&quot;https://github.com/citation-style-language/schema/raw/master/csl-citation.json&quot;} RNDPBimbzeQSi"/><text:span text:style-name="T13">(2004)</text:span><text:reference-mark-end text:name="ZOTERO_ITEM CSL_CITATION {&quot;citationID&quot;:&quot;5875hNJy&quot;,&quot;properties&quot;:{&quot;formattedCitation&quot;:&quot;(2004)&quot;,&quot;plainCitation&quot;:&quot;(2004)&quot;,&quot;noteIndex&quot;:0},&quot;citationItems&quot;:[{&quot;id&quot;:369,&quot;uris&quot;:[&quot;http://zotero.org/groups/696241/items/G2Q8XEPI&quot;],&quot;uri&quot;:[&quot;http://zotero.org/groups/696241/items/G2Q8XEPI&quot;],&quot;itemData&quot;:{&quot;id&quot;:369,&quot;type&quot;:&quot;article-journal&quot;,&quot;title&quot;:&quot;Remembering the technological unconscious by foregrounding knowledges of position&quot;,&quot;container-title&quot;:&quot;Environment and Planning D: Society and Space&quot;,&quot;page&quot;:&quot;175–190&quot;,&quot;volume&quot;:&quot;22&quot;,&quot;issue&quot;:&quot;1&quot;,&quot;author&quot;:[{&quot;family&quot;:&quot;Thrift&quot;,&quot;given&quot;:&quot;Nigel&quot;}],&quot;issued&quot;:{&quot;date-parts&quot;:[[&quot;2004&quot;]]}},&quot;suppress-author&quot;:true}],&quot;schema&quot;:&quot;https://github.com/citation-style-language/schema/raw/master/csl-citation.json&quot;} RNDPBimbzeQSi"/> <text:span text:style-name="T44">med at den akselrerende fremveksten av nye adresse teknologier assosiert med det digitale også kan være en måte å forklare en ontologisk vending i sosial teori. Michel Callon og Fabian Muniesa </text:span><text:reference-mark-start text:name="ZOTERO_ITEM CSL_CITATION {&quot;citationID&quot;:&quot;50DclrnY&quot;,&quot;properties&quot;:{&quot;formattedCitation&quot;:&quot;(2003, s. 26\\uc0\\u8211{}28)&quot;,&quot;plainCitation&quot;:&quot;(2003, s. 26–28)&quot;,&quot;noteIndex&quot;:0},&quot;citationItems&quot;:[{&quot;id&quot;:406,&quot;uris&quot;:[&quot;http://zotero.org/users/2931661/items/9FDBJVJ5&quot;],&quot;uri&quot;:[&quot;http://zotero.org/users/2931661/items/9FDBJVJ5&quot;],&quot;itemData&quot;:{&quot;id&quot;:406,&quot;type&quot;:&quot;article-journal&quot;,&quot;title&quot;:&quot;Les marchés économiques comme dispositifs collectifs de calcul&quot;,&quot;container-title&quot;:&quot;Réseaux&quot;,&quot;page&quot;:&quot;189–233&quot;,&quot;issue&quot;:&quot;6&quot;,&quot;author&quot;:[{&quot;family&quot;:&quot;Callon&quot;,&quot;given&quot;:&quot;Michel&quot;},{&quot;family&quot;:&quot;Muniesa&quot;,&quot;given&quot;:&quot;Fabian&quot;}],&quot;issued&quot;:{&quot;date-parts&quot;:[[&quot;2003&quot;]]}},&quot;locator&quot;:&quot;26-28&quot;,&quot;suppress-author&quot;:true}],&quot;schema&quot;:&quot;https://github.com/citation-style-language/schema/raw/master/csl-citation.json&quot;} RND8Ua2ejpTUE"/><text:span text:style-name="T47">(2003, s. 26</text:span><text:span text:style-name="T46">–28)</text:span><text:reference-mark-end text:name="ZOTERO_ITEM CSL_CITATION {&quot;citationID&quot;:&quot;50DclrnY&quot;,&quot;properties&quot;:{&quot;formattedCitation&quot;:&quot;(2003, s. 26\\uc0\\u8211{}28)&quot;,&quot;plainCitation&quot;:&quot;(2003, s. 26–28)&quot;,&quot;noteIndex&quot;:0},&quot;citationItems&quot;:[{&quot;id&quot;:406,&quot;uris&quot;:[&quot;http://zotero.org/users/2931661/items/9FDBJVJ5&quot;],&quot;uri&quot;:[&quot;http://zotero.org/users/2931661/items/9FDBJVJ5&quot;],&quot;itemData&quot;:{&quot;id&quot;:406,&quot;type&quot;:&quot;article-journal&quot;,&quot;title&quot;:&quot;Les marchés économiques comme dispositifs collectifs de calcul&quot;,&quot;container-title&quot;:&quot;Réseaux&quot;,&quot;page&quot;:&quot;189–233&quot;,&quot;issue&quot;:&quot;6&quot;,&quot;author&quot;:[{&quot;family&quot;:&quot;Callon&quot;,&quot;given&quot;:&quot;Michel&quot;},{&quot;family&quot;:&quot;Muniesa&quot;,&quot;given&quot;:&quot;Fabian&quot;}],&quot;issued&quot;:{&quot;date-parts&quot;:[[&quot;2003&quot;]]}},&quot;locator&quot;:&quot;26-28&quot;,&quot;suppress-author&quot;:true}],&quot;schema&quot;:&quot;https://github.com/citation-style-language/schema/raw/master/csl-citation.json&quot;} RND8Ua2ejpTUE"/> <text:span text:style-name="T45">har videre også beskrevet </text:span><text:soft-page-break/><text:span text:style-name="T45">hvordan denne utviklingen inngår i prolifersjonen av markesformer. Ved å sette konstruksjonen av en digital læringsidentitet i norsk utdanning i sammenheng med to av de andre konseptene Callon og Muniesa tar utgangspunkt i da de forklarer ’økonomiske markeder som kalkulerende kollektive verktøy’, </text:span><text:span text:style-name="T4">objektifisering </text:span><text:span text:style-name="T10">og </text:span><text:span text:style-name="T4">singularisering </text:span><text:span text:style-name="T10">kobles økonomiserings begrepet til det digitale på en ny måte. Ved å studere objektifiseringen av utdanningsteknologi ser jeg hvordan assosiasjoner mellom former for praksiser og ekspertise-områder assosieres med disse nye (eller transformerte) objektene. Og ut ifra ideen om den enkelte læringsteknologiens singularisering ser jeg hvordan brukere posisjoneres i de nye formene for flytende rom i utdanningen assosiert med mobile digitale verktøy, og måten dette tilknyttes subjektet og det Foucault </text:span><text:reference-mark-start text:name="ZOTERO_ITEM CSL_CITATION {&quot;citationID&quot;:&quot;rEPDzHD7&quot;,&quot;properties&quot;:{&quot;formattedCitation&quot;:&quot;(1977, s. 184\\uc0\\u8211{}185)&quot;,&quot;plainCitation&quot;:&quot;(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uppress-author&quot;:true}],&quot;schema&quot;:&quot;https://github.com/citation-style-language/schema/raw/master/csl-citation.json&quot;} RNDyUerHIqgWZ"/><text:span text:style-name="T48">(1977, s. 184</text:span><text:span text:style-name="T46">–185)</text:span><text:reference-mark-end text:name="ZOTERO_ITEM CSL_CITATION {&quot;citationID&quot;:&quot;rEPDzHD7&quot;,&quot;properties&quot;:{&quot;formattedCitation&quot;:&quot;(1977, s. 184\\uc0\\u8211{}185)&quot;,&quot;plainCitation&quot;:&quot;(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uppress-author&quot;:true}],&quot;schema&quot;:&quot;https://github.com/citation-style-language/schema/raw/master/csl-citation.json&quot;} RNDyUerHIqgWZ"/> <text:span text:style-name="T49">eksamineringen (av læring). </text:span></text:p>
      <text:p text:style-name="P8"><text:span text:style-name="T49">Både Callon </text:span><text:reference-mark-start text:name="ZOTERO_ITEM CSL_CITATION {&quot;citationID&quot;:&quot;6QFOyyB2&quot;,&quot;properties&quot;:{&quot;formattedCitation&quot;:&quot;(1998)&quot;,&quot;plainCitation&quot;:&quot;(1998)&quot;,&quot;noteIndex&quot;:0},&quot;citationItems&quot;:[{&quot;id&quot;:407,&quot;uris&quot;:[&quot;http://zotero.org/users/2931661/items/Q7GAR9I4&quot;],&quot;uri&quot;:[&quot;http://zotero.org/users/2931661/items/Q7GAR9I4&quot;],&quot;itemData&quot;:{&quot;id&quot;:407,&quot;type&quot;:&quot;article-journal&quot;,&quot;title&quot;:&quot;An essay on framing and overflowing: economic externalities revisited by sociology&quot;,&quot;container-title&quot;:&quot;The Sociological Review&quot;,&quot;page&quot;:&quot;244–269&quot;,&quot;volume&quot;:&quot;46&quot;,&quot;issue&quot;:&quot;S1&quot;,&quot;author&quot;:[{&quot;family&quot;:&quot;Callon&quot;,&quot;given&quot;:&quot;Michel&quot;}],&quot;issued&quot;:{&quot;date-parts&quot;:[[&quot;1998&quot;]]}},&quot;suppress-author&quot;:true}],&quot;schema&quot;:&quot;https://github.com/citation-style-language/schema/raw/master/csl-citation.json&quot;} RNDhfCcpfm9Az"/><text:span text:style-name="T49">(1998)</text:span><text:reference-mark-end text:name="ZOTERO_ITEM CSL_CITATION {&quot;citationID&quot;:&quot;6QFOyyB2&quot;,&quot;properties&quot;:{&quot;formattedCitation&quot;:&quot;(1998)&quot;,&quot;plainCitation&quot;:&quot;(1998)&quot;,&quot;noteIndex&quot;:0},&quot;citationItems&quot;:[{&quot;id&quot;:407,&quot;uris&quot;:[&quot;http://zotero.org/users/2931661/items/Q7GAR9I4&quot;],&quot;uri&quot;:[&quot;http://zotero.org/users/2931661/items/Q7GAR9I4&quot;],&quot;itemData&quot;:{&quot;id&quot;:407,&quot;type&quot;:&quot;article-journal&quot;,&quot;title&quot;:&quot;An essay on framing and overflowing: economic externalities revisited by sociology&quot;,&quot;container-title&quot;:&quot;The Sociological Review&quot;,&quot;page&quot;:&quot;244–269&quot;,&quot;volume&quot;:&quot;46&quot;,&quot;issue&quot;:&quot;S1&quot;,&quot;author&quot;:[{&quot;family&quot;:&quot;Callon&quot;,&quot;given&quot;:&quot;Michel&quot;}],&quot;issued&quot;:{&quot;date-parts&quot;:[[&quot;1998&quot;]]}},&quot;suppress-author&quot;:true}],&quot;schema&quot;:&quot;https://github.com/citation-style-language/schema/raw/master/csl-citation.json&quot;} RNDhfCcpfm9Az"/><text:span text:style-name="T49"> sine forklaringer av den økonomiske ideen of ’overflod’ som noe som ikke (kan) regnes med innenfor markedets rammer og John Law og Ingunn Moser </text:span><text:reference-mark-start text:name="ZOTERO_ITEM CSL_CITATION {&quot;citationID&quot;:&quot;Vn9KVW1m&quot;,&quot;properties&quot;:{&quot;formattedCitation&quot;:&quot;(1999; 2006)&quot;,&quot;plainCitation&quot;:&quot;(1999; 2006)&quot;,&quot;noteIndex&quot;:0},&quot;citationItems&quot;:[{&quot;id&quot;:396,&quot;uris&quot;:[&quot;http://zotero.org/users/2931661/items/U7ZHXLYS&quot;],&quot;uri&quot;:[&quot;http://zotero.org/users/2931661/items/U7ZHXLYS&quot;],&quot;itemData&quot;:{&quot;id&quot;:396,&quot;type&quot;:&quot;article-journal&quot;,&quot;title&quot;:&quot;After ANT: complexity, naming and topology&quot;,&quot;container-title&quot;:&quot;The Sociological Review&quot;,&quot;page&quot;:&quot;1–14&quot;,&quot;volume&quot;:&quot;47&quot;,&quot;issue&quot;:&quot;1_suppl&quot;,&quot;author&quot;:[{&quot;family&quot;:&quot;Law&quot;,&quot;given&quot;:&quot;John&quot;}],&quot;issued&quot;:{&quot;date-parts&quot;:[[&quot;1999&quot;]]}},&quot;suppress-author&quot;:true},{&quot;id&quot;:80,&quot;uris&quot;:[&quot;http://zotero.org/users/2931661/items/77RD2FE3&quot;],&quot;uri&quot;:[&quot;http://zotero.org/users/2931661/items/77RD2FE3&quot;],&quot;itemData&quot;:{&quot;id&quot;:80,&quot;type&quot;:&quot;article-journal&quot;,&quot;title&quot;:&quot;Fluids or flows? Information and qualculation in medical practice&quot;,&quot;container-title&quot;:&quot;Information Technology &amp; People&quot;,&quot;page&quot;:&quot;55-73&quot;,&quot;volume&quot;:&quot;19&quot;,&quot;issue&quot;:&quot;1&quot;,&quot;DOI&quot;:&quot;10.1108/09593840610649961&quot;,&quot;author&quot;:[{&quot;family&quot;:&quot;Moser&quot;,&quot;given&quot;:&quot;Ingunn&quot;},{&quot;family&quot;:&quot;Law&quot;,&quot;given&quot;:&quot;John&quot;}],&quot;issued&quot;:{&quot;date-parts&quot;:[[&quot;2006&quot;]]}},&quot;suppress-author&quot;:true}],&quot;schema&quot;:&quot;https://github.com/citation-style-language/schema/raw/master/csl-citation.json&quot;} RNDdwLSHZYivR"/>(1999; 2006)<text:reference-mark-end text:name="ZOTERO_ITEM CSL_CITATION {&quot;citationID&quot;:&quot;Vn9KVW1m&quot;,&quot;properties&quot;:{&quot;formattedCitation&quot;:&quot;(1999; 2006)&quot;,&quot;plainCitation&quot;:&quot;(1999; 2006)&quot;,&quot;noteIndex&quot;:0},&quot;citationItems&quot;:[{&quot;id&quot;:396,&quot;uris&quot;:[&quot;http://zotero.org/users/2931661/items/U7ZHXLYS&quot;],&quot;uri&quot;:[&quot;http://zotero.org/users/2931661/items/U7ZHXLYS&quot;],&quot;itemData&quot;:{&quot;id&quot;:396,&quot;type&quot;:&quot;article-journal&quot;,&quot;title&quot;:&quot;After ANT: complexity, naming and topology&quot;,&quot;container-title&quot;:&quot;The Sociological Review&quot;,&quot;page&quot;:&quot;1–14&quot;,&quot;volume&quot;:&quot;47&quot;,&quot;issue&quot;:&quot;1_suppl&quot;,&quot;author&quot;:[{&quot;family&quot;:&quot;Law&quot;,&quot;given&quot;:&quot;John&quot;}],&quot;issued&quot;:{&quot;date-parts&quot;:[[&quot;1999&quot;]]}},&quot;suppress-author&quot;:true},{&quot;id&quot;:80,&quot;uris&quot;:[&quot;http://zotero.org/users/2931661/items/77RD2FE3&quot;],&quot;uri&quot;:[&quot;http://zotero.org/users/2931661/items/77RD2FE3&quot;],&quot;itemData&quot;:{&quot;id&quot;:80,&quot;type&quot;:&quot;article-journal&quot;,&quot;title&quot;:&quot;Fluids or flows? Information and qualculation in medical practice&quot;,&quot;container-title&quot;:&quot;Information Technology &amp; People&quot;,&quot;page&quot;:&quot;55-73&quot;,&quot;volume&quot;:&quot;19&quot;,&quot;issue&quot;:&quot;1&quot;,&quot;DOI&quot;:&quot;10.1108/09593840610649961&quot;,&quot;author&quot;:[{&quot;family&quot;:&quot;Moser&quot;,&quot;given&quot;:&quot;Ingunn&quot;},{&quot;family&quot;:&quot;Law&quot;,&quot;given&quot;:&quot;John&quot;}],&quot;issued&quot;:{&quot;date-parts&quot;:[[&quot;2006&quot;]]}},&quot;suppress-author&quot;:true}],&quot;schema&quot;:&quot;https://github.com/citation-style-language/schema/raw/master/csl-citation.json&quot;} RNDdwLSHZYivR"/><text:span text:style-name="T44"> sine forklaringer av flytende rom har også vært betydningsfulle for post-humane studier av moralsk teknologi, verdisetting og ’de andre’ i Foucauldiansk og feministisk tradisjon. Det som gjør dette studiet spesielt spennende er å overføre den teoretiske-metodiske tilnærmingen Kristin Asdal og Tone Druglitrø </text:span><text:reference-mark-start text:name="ZOTERO_ITEM CSL_CITATION {&quot;citationID&quot;:&quot;jeRya6OE&quot;,&quot;properties&quot;:{&quot;formattedCitation&quot;:&quot;(2011; 2012; 2016)&quot;,&quot;plainCitation&quot;:&quot;(2011; 2012; 2016)&quot;,&quot;noteIndex&quot;:0},&quot;citationItems&quot;:[{&quot;id&quot;:285,&quot;uris&quot;:[&quot;http://zotero.org/groups/401844/items/HIPN5JKS&quot;],&quot;uri&quot;:[&quot;http://zotero.org/groups/401844/items/HIPN5JKS&quot;],&quot;itemData&quot;:{&quot;id&quot;:285,&quot;type&quot;:&quot;book&quot;,&quot;title&quot;:&quot;Politikkens natur. Naturens politikk&quot;,&quot;publisher&quot;:&quot;Universitetsforlaget&quot;,&quot;URL&quot;:&quot;http://www.universitetsforlaget.no/nettbutikk/politikkens-natur-naturens-politikk-uf.html&quot;,&quot;ISBN&quot;:&quot;978-82-15-01699-3&quot;,&quot;author&quot;:[{&quot;family&quot;:&quot;Asdal&quot;,&quot;given&quot;:&quot;Kristin&quot;}],&quot;issued&quot;:{&quot;date-parts&quot;:[[&quot;2011&quot;]]}},&quot;suppress-author&quot;:true},{&quot;id&quot;:408,&quot;uris&quot;:[&quot;http://zotero.org/users/2931661/items/RUKRTKPX&quot;],&quot;uri&quot;:[&quot;http://zotero.org/users/2931661/items/RUKRTKPX&quot;],&quot;itemData&quot;:{&quot;id&quot;:408,&quot;type&quot;:&quot;article-journal&quot;,&quot;title&quot;:&quot;\\AA skape en standard for velferd: Forsøksdyr i norsk biomedisin, 1953–1986&quot;,&quot;container-title&quot;:&quot;PhD diss., University of Oslo&quot;,&quot;author&quot;:[{&quot;family&quot;:&quot;Druglitrø&quot;,&quot;given&quot;:&quot;Tone&quot;}],&quot;issued&quot;:{&quot;date-parts&quot;:[[&quot;2012&quot;]]}},&quot;suppress-author&quot;:true},{&quot;id&quot;:409,&quot;uris&quot;:[&quot;http://zotero.org/users/2931661/items/6FQ3EBIB&quot;],&quot;uri&quot;:[&quot;http://zotero.org/users/2931661/items/6FQ3EBIB&quot;],&quot;itemData&quot;:{&quot;id&quot;:409,&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Wn3pf6V9O"/><text:span text:style-name="T44">(2011; 2012; 2016)</text:span><text:reference-mark-end text:name="ZOTERO_ITEM CSL_CITATION {&quot;citationID&quot;:&quot;jeRya6OE&quot;,&quot;properties&quot;:{&quot;formattedCitation&quot;:&quot;(2011; 2012; 2016)&quot;,&quot;plainCitation&quot;:&quot;(2011; 2012; 2016)&quot;,&quot;noteIndex&quot;:0},&quot;citationItems&quot;:[{&quot;id&quot;:285,&quot;uris&quot;:[&quot;http://zotero.org/groups/401844/items/HIPN5JKS&quot;],&quot;uri&quot;:[&quot;http://zotero.org/groups/401844/items/HIPN5JKS&quot;],&quot;itemData&quot;:{&quot;id&quot;:285,&quot;type&quot;:&quot;book&quot;,&quot;title&quot;:&quot;Politikkens natur. Naturens politikk&quot;,&quot;publisher&quot;:&quot;Universitetsforlaget&quot;,&quot;URL&quot;:&quot;http://www.universitetsforlaget.no/nettbutikk/politikkens-natur-naturens-politikk-uf.html&quot;,&quot;ISBN&quot;:&quot;978-82-15-01699-3&quot;,&quot;author&quot;:[{&quot;family&quot;:&quot;Asdal&quot;,&quot;given&quot;:&quot;Kristin&quot;}],&quot;issued&quot;:{&quot;date-parts&quot;:[[&quot;2011&quot;]]}},&quot;suppress-author&quot;:true},{&quot;id&quot;:408,&quot;uris&quot;:[&quot;http://zotero.org/users/2931661/items/RUKRTKPX&quot;],&quot;uri&quot;:[&quot;http://zotero.org/users/2931661/items/RUKRTKPX&quot;],&quot;itemData&quot;:{&quot;id&quot;:408,&quot;type&quot;:&quot;article-journal&quot;,&quot;title&quot;:&quot;\\AA skape en standard for velferd: Forsøksdyr i norsk biomedisin, 1953–1986&quot;,&quot;container-title&quot;:&quot;PhD diss., University of Oslo&quot;,&quot;author&quot;:[{&quot;family&quot;:&quot;Druglitrø&quot;,&quot;given&quot;:&quot;Tone&quot;}],&quot;issued&quot;:{&quot;date-parts&quot;:[[&quot;2012&quot;]]}},&quot;suppress-author&quot;:true},{&quot;id&quot;:409,&quot;uris&quot;:[&quot;http://zotero.org/users/2931661/items/6FQ3EBIB&quot;],&quot;uri&quot;:[&quot;http://zotero.org/users/2931661/items/6FQ3EBIB&quot;],&quot;itemData&quot;:{&quot;id&quot;:409,&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Wn3pf6V9O"/> <text:span text:style-name="T50">har hatt til dyrestudier og ‘naturens politikk’ til utdanningen. Sett i denne sammenheng er det svært interessant å studere moralen knyttet til ideen om at lærere har blitt teknikkere som kun gjennomfører mål satt av politikkere. Mine observasjoner av lærernes praksis belyser blant annet spenningen mellom det moralske ansvaret for at barnet gjør det bra på skolen og at læring vurderes mest mulig rettferdig. Innbakt i dette er også spørsmål om en youtube-video representerer god kunnskap på samme måte som en lærebok eller en tekst. Ved å stille spørsmål til verdien det å lære oppstår sånn sett også spørsmål om hva som teller som ’ekte’ og ’sant’. </text:span></text:p>
      <text:p text:style-name="P6"/>
      <text:p text:style-name="P8"><text:span text:style-name="T30">Slik som Richard Edwards </text:span><text:reference-mark-start text:name="ZOTERO_ITEM CSL_CITATION {&quot;citationID&quot;:&quot;G2GFfzyX&quot;,&quot;properties&quot;:{&quot;formattedCitation&quot;:&quot;(2015)&quot;,&quot;plainCitation&quot;:&quot;(2015)&quot;,&quot;noteIndex&quot;:0},&quot;citationItems&quot;:[{&quot;id&quot;:400,&quot;uris&quot;:[&quot;http://zotero.org/users/2931661/items/G9Z44EQ3&quot;],&quot;uri&quot;:[&quot;http://zotero.org/users/2931661/items/G9Z44EQ3&quot;],&quot;itemData&quot;:{&quot;id&quot;:400,&quot;type&quot;:&quot;article-journal&quot;,&quot;title&quot;:&quot;Knowledge infrastructures and the inscrutability of openness in education&quot;,&quot;container-title&quot;:&quot;Learning, Media and Technology&quot;,&quot;page&quot;:&quot;251–264&quot;,&quot;volume&quot;:&quot;40&quot;,&quot;issue&quot;:&quot;3&quot;,&quot;author&quot;:[{&quot;family&quot;:&quot;Edwards&quot;,&quot;given&quot;:&quot;Richard&quot;}],&quot;issued&quot;:{&quot;date-parts&quot;:[[&quot;2015&quot;]]}},&quot;suppress-author&quot;:true}],&quot;schema&quot;:&quot;https://github.com/citation-style-language/schema/raw/master/csl-citation.json&quot;} RNDcn8Am5qTVd"/><text:span text:style-name="T30">(2015)</text:span><text:reference-mark-end text:name="ZOTERO_ITEM CSL_CITATION {&quot;citationID&quot;:&quot;G2GFfzyX&quot;,&quot;properties&quot;:{&quot;formattedCitation&quot;:&quot;(2015)&quot;,&quot;plainCitation&quot;:&quot;(2015)&quot;,&quot;noteIndex&quot;:0},&quot;citationItems&quot;:[{&quot;id&quot;:400,&quot;uris&quot;:[&quot;http://zotero.org/users/2931661/items/G9Z44EQ3&quot;],&quot;uri&quot;:[&quot;http://zotero.org/users/2931661/items/G9Z44EQ3&quot;],&quot;itemData&quot;:{&quot;id&quot;:400,&quot;type&quot;:&quot;article-journal&quot;,&quot;title&quot;:&quot;Knowledge infrastructures and the inscrutability of openness in education&quot;,&quot;container-title&quot;:&quot;Learning, Media and Technology&quot;,&quot;page&quot;:&quot;251–264&quot;,&quot;volume&quot;:&quot;40&quot;,&quot;issue&quot;:&quot;3&quot;,&quot;author&quot;:[{&quot;family&quot;:&quot;Edwards&quot;,&quot;given&quot;:&quot;Richard&quot;}],&quot;issued&quot;:{&quot;date-parts&quot;:[[&quot;2015&quot;]]}},&quot;suppress-author&quot;:true}],&quot;schema&quot;:&quot;https://github.com/citation-style-language/schema/raw/master/csl-citation.json&quot;} RNDcn8Am5qTVd"/><text:span text:style-name="T21"> </text:span><text:span text:style-name="T32">på en god måte </text:span><text:span text:style-name="T30">har </text:span><text:span text:style-name="T32">problematisert </text:span><text:span text:style-name="T33">har</text:span><text:span text:style-name="T32"> jeg </text:span><text:span text:style-name="T33">tatt</text:span><text:span text:style-name="T32"> et kritisk </text:span><text:span text:style-name="T33">(empirisk) </text:span><text:span text:style-name="T32">blikk på måten </text:span><text:span text:style-name="T6">åpenhet</text:span><text:span text:style-name="T32"> i en slik (teknologisk) forstand fremstår som </text:span><text:span text:style-name="T34">en</text:span><text:span text:style-name="T32"> uransakelig </text:span><text:span text:style-name="T34">endrende kraft. </text:span><text:span text:style-name="T35">En kraft som </text:span><text:span text:style-name="T34">spiller en sentral rolle i utdanningens historiske fremskrit, der stadig flere barrierer </text:span><text:span text:style-name="T35">overkommes, enten det er snakk om tid og rom, eller kognitive og praktiske hindringer. </text:span><text:span text:style-name="T33">Dette er et samtidig et spørsmål om måten internettets og programvarens ’åpenhet’ verdisettes og reguleres: Det Christopher Kelty </text:span><text:reference-mark-start text:name="ZOTERO_ITEM CSL_CITATION {&quot;citationID&quot;:&quot;vSotuAzj&quot;,&quot;properties&quot;:{&quot;formattedCitation&quot;:&quot;(2008)&quot;,&quot;plainCitation&quot;:&quot;(2008)&quot;,&quot;noteIndex&quot;:0},&quot;citationItems&quot;:[{&quot;id&quot;:11,&quot;uris&quot;:[&quot;http://zotero.org/users/2931661/items/89R8JXWV&quot;],&quot;uri&quot;:[&quot;http://zotero.org/users/2931661/items/89R8JXWV&quot;],&quot;itemData&quot;:{&quot;id&quot;:11,&quot;type&quot;:&quot;book&quot;,&quot;title&quot;:&quot;Two bits: The cultural significance of free software&quot;,&quot;publisher&quot;:&quot;Duke University Press&quot;,&quot;author&quot;:[{&quot;family&quot;:&quot;Kelty&quot;,&quot;given&quot;:&quot;Christopher M&quot;}],&quot;issued&quot;:{&quot;date-parts&quot;:[[&quot;2008&quot;]]}},&quot;suppress-author&quot;:true}],&quot;schema&quot;:&quot;https://github.com/citation-style-language/schema/raw/master/csl-citation.json&quot;} RNDpIPjXhi23V"/><text:span text:style-name="T33">(2008)</text:span><text:reference-mark-end text:name="ZOTERO_ITEM CSL_CITATION {&quot;citationID&quot;:&quot;vSotuAzj&quot;,&quot;properties&quot;:{&quot;formattedCitation&quot;:&quot;(2008)&quot;,&quot;plainCitation&quot;:&quot;(2008)&quot;,&quot;noteIndex&quot;:0},&quot;citationItems&quot;:[{&quot;id&quot;:11,&quot;uris&quot;:[&quot;http://zotero.org/users/2931661/items/89R8JXWV&quot;],&quot;uri&quot;:[&quot;http://zotero.org/users/2931661/items/89R8JXWV&quot;],&quot;itemData&quot;:{&quot;id&quot;:11,&quot;type&quot;:&quot;book&quot;,&quot;title&quot;:&quot;Two bits: The cultural significance of free software&quot;,&quot;publisher&quot;:&quot;Duke University Press&quot;,&quot;author&quot;:[{&quot;family&quot;:&quot;Kelty&quot;,&quot;given&quot;:&quot;Christopher M&quot;}],&quot;issued&quot;:{&quot;date-parts&quot;:[[&quot;2008&quot;]]}},&quot;suppress-author&quot;:true}],&quot;schema&quot;:&quot;https://github.com/citation-style-language/schema/raw/master/csl-citation.json&quot;} RNDpIPjXhi23V"/> <text:span text:style-name="T51">beskriver som den kulturelle betydningen av de ’rekursive offentlighetene’ assosiert med propretæriere former for digital infrastruktur og det Wood og Graham </text:span><text:reference-mark-start text:name="ZOTERO_ITEM CSL_CITATION {&quot;citationID&quot;:&quot;ufaeYsmX&quot;,&quot;properties&quot;:{&quot;formattedCitation&quot;:&quot;(2006)&quot;,&quot;plainCitation&quot;:&quot;(2006)&quot;,&quot;noteIndex&quot;:0},&quot;citationItems&quot;:[{&quot;id&quot;:136,&quot;uris&quot;:[&quot;http://zotero.org/users/2931661/items/AWWBVQ7S&quot;],&quot;uri&quot;:[&quot;http://zotero.org/users/2931661/items/AWWBVQ7S&quot;],&quot;itemData&quot;:{&quot;id&quot;:136,&quot;type&quot;:&quot;article-journal&quot;,&quot;title&quot;:&quot;Permeable boundaries in the software-sorted society: Surveillance and the differentiation of mobility&quot;,&quot;container-title&quot;:&quot;Mobile technologies of the city&quot;,&quot;page&quot;:&quot;177–191&quot;,&quot;author&quot;:[{&quot;family&quot;:&quot;Wood&quot;,&quot;given&quot;:&quot;David&quot;},{&quot;family&quot;:&quot;Graham&quot;,&quot;given&quot;:&quot;Stephen&quot;}],&quot;issued&quot;:{&quot;date-parts&quot;:[[&quot;2006&quot;]]}},&quot;suppress-author&quot;:true}],&quot;schema&quot;:&quot;https://github.com/citation-style-language/schema/raw/master/csl-citation.json&quot;} RNDC5XQoxDKk5"/><text:span text:style-name="T51">(2006)</text:span><text:reference-mark-end text:name="ZOTERO_ITEM CSL_CITATION {&quot;citationID&quot;:&quot;ufaeYsmX&quot;,&quot;properties&quot;:{&quot;formattedCitation&quot;:&quot;(2006)&quot;,&quot;plainCitation&quot;:&quot;(2006)&quot;,&quot;noteIndex&quot;:0},&quot;citationItems&quot;:[{&quot;id&quot;:136,&quot;uris&quot;:[&quot;http://zotero.org/users/2931661/items/AWWBVQ7S&quot;],&quot;uri&quot;:[&quot;http://zotero.org/users/2931661/items/AWWBVQ7S&quot;],&quot;itemData&quot;:{&quot;id&quot;:136,&quot;type&quot;:&quot;article-journal&quot;,&quot;title&quot;:&quot;Permeable boundaries in the software-sorted society: Surveillance and the differentiation of mobility&quot;,&quot;container-title&quot;:&quot;Mobile technologies of the city&quot;,&quot;page&quot;:&quot;177–191&quot;,&quot;author&quot;:[{&quot;family&quot;:&quot;Wood&quot;,&quot;given&quot;:&quot;David&quot;},{&quot;family&quot;:&quot;Graham&quot;,&quot;given&quot;:&quot;Stephen&quot;}],&quot;issued&quot;:{&quot;date-parts&quot;:[[&quot;2006&quot;]]}},&quot;suppress-author&quot;:true}],&quot;schema&quot;:&quot;https://github.com/citation-style-language/schema/raw/master/csl-citation.json&quot;} RNDC5XQoxDKk5"/><text:span text:style-name="T51"> kaller for «permeable </text:span><text:soft-page-break/><text:span text:style-name="T51">boundaries in the software-sorted society». Infrastruktens effekter på slikt som sosial og fysisk mobilitet </text:span><text:reference-mark-start text:name="ZOTERO_ITEM CSL_CITATION {&quot;citationID&quot;:&quot;ggGF8ExY&quot;,&quot;properties&quot;:{&quot;formattedCitation&quot;:&quot;(Star, 1999)&quot;,&quot;plainCitation&quot;:&quot;(Star, 1999)&quot;,&quot;noteIndex&quot;:0},&quot;citationItems&quot;:[{&quot;id&quot;:32,&quot;uris&quot;:[&quot;http://zotero.org/users/2931661/items/FX6J558R&quot;],&quot;uri&quot;:[&quot;http://zotero.org/users/2931661/items/FX6J558R&quot;],&quot;itemData&quot;:{&quot;id&quot;:32,&quot;type&quot;:&quot;article-journal&quot;,&quot;title&quot;:&quot;The ethnography of infrastructure&quot;,&quot;container-title&quot;:&quot;American behavioral scientist&quot;,&quot;page&quot;:&quot;377–391&quot;,&quot;volume&quot;:&quot;43&quot;,&quot;issue&quot;:&quot;3&quot;,&quot;author&quot;:[{&quot;family&quot;:&quot;Star&quot;,&quot;given&quot;:&quot;Susan Leigh&quot;}],&quot;issued&quot;:{&quot;date-parts&quot;:[[&quot;1999&quot;]]}}}],&quot;schema&quot;:&quot;https://github.com/citation-style-language/schema/raw/master/csl-citation.json&quot;} RNDssP4tqrumQ"/><text:span text:style-name="T51">(Star, 1999)</text:span><text:reference-mark-end text:name="ZOTERO_ITEM CSL_CITATION {&quot;citationID&quot;:&quot;ggGF8ExY&quot;,&quot;properties&quot;:{&quot;formattedCitation&quot;:&quot;(Star, 1999)&quot;,&quot;plainCitation&quot;:&quot;(Star, 1999)&quot;,&quot;noteIndex&quot;:0},&quot;citationItems&quot;:[{&quot;id&quot;:32,&quot;uris&quot;:[&quot;http://zotero.org/users/2931661/items/FX6J558R&quot;],&quot;uri&quot;:[&quot;http://zotero.org/users/2931661/items/FX6J558R&quot;],&quot;itemData&quot;:{&quot;id&quot;:32,&quot;type&quot;:&quot;article-journal&quot;,&quot;title&quot;:&quot;The ethnography of infrastructure&quot;,&quot;container-title&quot;:&quot;American behavioral scientist&quot;,&quot;page&quot;:&quot;377–391&quot;,&quot;volume&quot;:&quot;43&quot;,&quot;issue&quot;:&quot;3&quot;,&quot;author&quot;:[{&quot;family&quot;:&quot;Star&quot;,&quot;given&quot;:&quot;Susan Leigh&quot;}],&quot;issued&quot;:{&quot;date-parts&quot;:[[&quot;1999&quot;]]}}}],&quot;schema&quot;:&quot;https://github.com/citation-style-language/schema/raw/master/csl-citation.json&quot;} RNDssP4tqrumQ"/></text:p>
      <text:h text:style-name="P15" text:outline-level="3">Metode</text:h>
      <text:p text:style-name="P8"><text:span text:style-name="T25">S</text:span><text:span text:style-name="T36">om jeg sa innledningsvis har jeg i over to fulgt </text:span><text:span text:style-name="T22">utviklinge</text:span><text:span text:style-name="T36">r</text:span><text:span text:style-name="T22"> innen internett-teknologi og ’sosiale nettverk’ </text:span><text:span text:style-name="T36">assosieres med offentligheter tilknyttet skolen og utdanning. </text:span><text:span text:style-name="T37">Jeg har gjort gjort deltagende observasjon i et flerlokalitets etnografisk studie av infrastruktur. Slik som mange i ANT bevegelsen er jeg inspirert av etnometodologi, </text:span><text:span text:style-name="T38">der jeg har sett på hvordan digital læringsidentitet stabiliseres i relasjon til teknologi og praksis. Likevel har jeg også </text:span><text:span text:style-name="T39">fulgt infrastruktureringen av nettverket denne aktøren er del av på tvers av skala og sett på hvordan den digitaliserende skolen produseres som et grenseobjekt eller </text:span><text:span text:style-name="T40">lokasjon</text:span><text:span text:style-name="T39">/skala (innenfor grenser) </text:span><text:reference-mark-start text:name="ZOTERO_ITEM CSL_CITATION {&quot;citationID&quot;:&quot;2UbKhsge&quot;,&quot;properties&quot;:{&quot;formattedCitation&quot;:&quot;(Bowker &amp; Star, 1999; Ribes, 2014)&quot;,&quot;plainCitation&quot;:&quot;(Bowker &amp; Star, 1999; Ribes, 2014)&quot;,&quot;noteIndex&quot;:0},&quot;citationItems&quot;:[{&quot;id&quot;:33,&quot;uris&quot;:[&quot;http://zotero.org/users/2931661/items/ED4T68GG&quot;],&quot;uri&quot;:[&quot;http://zotero.org/users/2931661/items/ED4T68GG&quot;],&quot;itemData&quot;:{&quot;id&quot;:33,&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id&quot;:412,&quot;uris&quot;:[&quot;http://zotero.org/users/2931661/items/BDDT3FBS&quot;],&quot;uri&quot;:[&quot;http://zotero.org/users/2931661/items/BDDT3FBS&quot;],&quot;itemData&quot;:{&quot;id&quot;:412,&quot;type&quot;:&quot;paper-conference&quot;,&quot;title&quot;:&quot;Ethnography of scaling, or, how to a fit a national research infrastructure in the room&quot;,&quot;container-title&quot;:&quot;Proceedings of the 17th ACM conference on Computer supported cooperative work &amp; social computing&quot;,&quot;publisher&quot;:&quot;ACM&quot;,&quot;page&quot;:&quot;158–170&quot;,&quot;author&quot;:[{&quot;family&quot;:&quot;Ribes&quot;,&quot;given&quot;:&quot;David&quot;}],&quot;issued&quot;:{&quot;date-parts&quot;:[[&quot;2014&quot;]]}}}],&quot;schema&quot;:&quot;https://github.com/citation-style-language/schema/raw/master/csl-citation.json&quot;} RNDfhzE8Y9Bky"/><text:span text:style-name="T39">(Bowker &amp; Star, 1999; Ribes, 2014)</text:span><text:reference-mark-end text:name="ZOTERO_ITEM CSL_CITATION {&quot;citationID&quot;:&quot;2UbKhsge&quot;,&quot;properties&quot;:{&quot;formattedCitation&quot;:&quot;(Bowker &amp; Star, 1999; Ribes, 2014)&quot;,&quot;plainCitation&quot;:&quot;(Bowker &amp; Star, 1999; Ribes, 2014)&quot;,&quot;noteIndex&quot;:0},&quot;citationItems&quot;:[{&quot;id&quot;:33,&quot;uris&quot;:[&quot;http://zotero.org/users/2931661/items/ED4T68GG&quot;],&quot;uri&quot;:[&quot;http://zotero.org/users/2931661/items/ED4T68GG&quot;],&quot;itemData&quot;:{&quot;id&quot;:33,&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id&quot;:412,&quot;uris&quot;:[&quot;http://zotero.org/users/2931661/items/BDDT3FBS&quot;],&quot;uri&quot;:[&quot;http://zotero.org/users/2931661/items/BDDT3FBS&quot;],&quot;itemData&quot;:{&quot;id&quot;:412,&quot;type&quot;:&quot;paper-conference&quot;,&quot;title&quot;:&quot;Ethnography of scaling, or, how to a fit a national research infrastructure in the room&quot;,&quot;container-title&quot;:&quot;Proceedings of the 17th ACM conference on Computer supported cooperative work &amp; social computing&quot;,&quot;publisher&quot;:&quot;ACM&quot;,&quot;page&quot;:&quot;158–170&quot;,&quot;author&quot;:[{&quot;family&quot;:&quot;Ribes&quot;,&quot;given&quot;:&quot;David&quot;}],&quot;issued&quot;:{&quot;date-parts&quot;:[[&quot;2014&quot;]]}}}],&quot;schema&quot;:&quot;https://github.com/citation-style-language/schema/raw/master/csl-citation.json&quot;} RNDfhzE8Y9Bky"/><text:span text:style-name="T39">. </text:span></text:p>
      <text:p text:style-name="P9"><text:span text:style-name="T25">I</text:span><text:span text:style-name="T16">løpet av perioden har jeg deltatt i arbeidet som vikarlærer på en ungdomsskole, hovedsakelig i en periode på to uker spredt over et par måneder, samt en oppfølging i senere tid. I tillegg til å delta og observere i klasserommet var jeg med på flere forskjellige møter og seminarer, jeg intervjuet lærere, administrasjon og IKT avdelingen i kommunen, og jeg fikk hjelp til å kartlegge systemene og bruken av digitale verktøy. </text:span><text:span text:style-name="T40">Jeg har deltatt (fysisk og virtuelt) på et ukjent antall forelesninger, seminarer og konferanser, på tvers av sektorer og forskningsfelt. Som et utfall av dette fikk jeg mulighet til å delta og skrive om mine erfaringer som studentrepresentant hos Uninett/Unit, der jeg først deltok i et møte også fikk sponset min deltagelse på Uninett konferansen 2017 i Trondheim. I denne prosessen ble jeg også invitert til å delta i Læringskomiteen hos Standard Norge, der jeg var i ni møter med representanter fra hele utdanningsektoren (myndigheter, forlag, forskningsgrupper, osv) var med på å diskutre verdien av å ta i bruk forskjellige internasjonale standarder.</text:span></text:p>
      <text:h text:style-name="P16" text:outline-level="3">Tidsplan:</text:h>
      <text:p text:style-name="P10">Det meste av studiet er allerede gjort. Data-insamlingen ble jeg ferdig med i juni og jeg leverer masteroppgaven <text:span text:style-name="T53">til veileder før jeg</text:span>. Etter dette <text:span text:style-name="T53">vil jeg publisere en kronikk, samtidig som jeg ønsker </text:span>å sette igang en prosess <text:span text:style-name="T53">hvor jeg forsøker å </text:span>publisere i en tidsskrift. <text:span text:style-name="T53">Målet jeg har jobbet mot de siste tre årene har vært å utarbeide et forskningsprosjekt som tillater meg å </text:span><text:soft-page-break/><text:span text:style-name="T53">utvikle teknologier jeg lenge har drømt om på en måte som produserer kunnskap. Jeg er glad for å ha kommet halvveis, men behøver så mange middler som mulig til å sette i gang et videre prosjekt der jeg knytter sammen miljøene jeg nå har blitt del av og skaper et rom for <text:s/>former for offentlig (eller ’free software’) infrastruktur.</text:span></text:p>
      <text:h text:style-name="P17" text:outline-level="3">Litteraturliste:</text:h>
      <text:section text:style-name="Sect1" text:name="ZOTERO_BIBL {&quot;uncited&quot;:[],&quot;omitted&quot;:[],&quot;custom&quot;:[]} CSL_BIBLIOGRAPHY RNDdXZWO9r8Z7">
        <text:p text:style-name="Bibliography_20_1">Asdal, K. (2011). <text:span text:style-name="T2">Politikkens natur. Naturens politikk</text:span>. Universitetsforlaget. Hentet fra http://www.universitetsforlaget.no/nettbutikk/politikkens-natur-naturens-politikk-uf.html</text:p>
        <text:p text:style-name="Bibliography_20_1">Bowker, G., &amp; Star, S. L. (1999). Sorting things out. <text:span text:style-name="T2">Classification and its</text:span>.</text:p>
        <text:p text:style-name="Bibliography_20_1">Callon, M. (1998). An essay on framing and overflowing: economic externalities revisited by sociology. <text:span text:style-name="T2">The Sociological Review</text:span>, <text:span text:style-name="T2">46</text:span>(S1), 244–269.</text:p>
        <text:p text:style-name="Bibliography_20_1">Callon, M., &amp; Muniesa, F. (2003). Les marchés économiques comme dispositifs collectifs de calcul. <text:span text:style-name="T2">Réseaux</text:span>, (6), 189–233.</text:p>
        <text:p text:style-name="Bibliography_20_1">Druglitrø, T. (2012). Å skape en standard for velferd: Forsøksdyr i norsk biomedisin, 1953–1986. <text:span text:style-name="T2">PhD diss., University of Oslo</text:span>.</text:p>
        <text:p text:style-name="Bibliography_20_1">Druglitrø, T., &amp; Asdal, K. (2016). Modifying the Biopolitical Collective: The law as a moral technology. I <text:span text:style-name="T2">Humans, Animals and Biopolitics</text:span> (s. 66–84). Routledge.</text:p>
        <text:p text:style-name="Bibliography_20_1">Edwards, R. (2015). Knowledge infrastructures and the inscrutability of openness in education. <text:span text:style-name="T2">Learning, Media and Technology</text:span>, <text:span text:style-name="T2">40</text:span>(3), 251–264.</text:p>
        <text:p text:style-name="Bibliography_20_1">Foucault, M. (1977). <text:span text:style-name="T2">Discipline and Punish: the Birth of the Prison (A. Sheridan, Trans.)</text:span>. London: Penguin Books.</text:p>
        <text:p text:style-name="Bibliography_20_1">Kelty, C. M. (2008). <text:span text:style-name="T2">Two bits: The cultural significance of free software</text:span>. Duke University Press.</text:p>
        <text:p text:style-name="Bibliography_20_1">Law, J. (1999). After ANT: complexity, naming and topology. <text:span text:style-name="T2">The Sociological Review</text:span>, <text:span text:style-name="T2">47</text:span>(1_suppl), 1–14.</text:p>
        <text:p text:style-name="Bibliography_20_1">Moser, I., &amp; Law, J. (2006). Fluids or flows? Information and qualculation in medical practice. <text:span text:style-name="T2">Information Technology &amp; People</text:span>, <text:span text:style-name="T2">19</text:span>(1), 55–73. https://doi.org/10.1108/09593840610649961</text:p>
        <text:p text:style-name="Bibliography_20_1">Ribes, D. (2014). Ethnography of scaling, or, how to a fit a national research infrastructure in the room. I <text:span text:style-name="T2">Proceedings of the 17th ACM conference on Computer supported cooperative work &amp; social computing</text:span> (s. 158–170). ACM.</text:p>
        <text:p text:style-name="Bibliography_20_1"><text:soft-page-break/>Star, S. L. (1999). The ethnography of infrastructure. <text:span text:style-name="T2">American behavioral scientist</text:span>, <text:span text:style-name="T2">43</text:span>(3), 377–391.</text:p>
        <text:p text:style-name="Bibliography_20_1">Thrift, N. (2004). Remembering the technological unconscious by foregrounding knowledges of position. <text:span text:style-name="T2">Environment and Planning D: Society and Space</text:span>, <text:span text:style-name="T2">22</text:span>(1), 175–190.</text:p>
        <text:p text:style-name="Bibliography_20_1">Williamson, B. (2016). Coding the biodigital child: the biopolitics and pedagogic strategies of educational data science. <text:span text:style-name="T2">Pedagogy, Culture &amp; Society</text:span>, <text:span text:style-name="T2">24</text:span>(3), 401–416.</text:p>
        <text:p text:style-name="Bibliography_20_1">Wood, D., &amp; Graham, S. (2006). Permeable boundaries in the software-sorted society: Surveillance and the differentiation of mobility. <text:span text:style-name="T2">Mobile technologies of the city</text:span>, 177–191.</text:p>
        <text:p text:style-name="Bibliography_20_1">Zembylas, M. (2017). The contribution of the ontological turn in education: Some methodological and political implications. <text:span text:style-name="T2">Educational Philosophy and Theory</text:span>, <text:span text:style-name="T2">49</text:span>(14), 1401–1414.</text:p>
      </text:section>
      <text:p text:style-name="Brodtek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Lohit Devanagari1" svg:font-family="'Lohit Devanagari'"/>
    <style:font-face style:name="ariel" svg:font-family="arie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77f01d" officeooo:paragraph-rsid="0077f01d"/>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VII</text:page-number></text:p>
        <text:p text:style-name="Footer"/>
      </style:footer>
      <style:footer-left>
        <text:p text:style-name="Footer"><text:page-number text:select-page="current">VI</text:page-number></text:p>
        <text:p text:style-name="MP2"><text:s/></text:p>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31</meta:editing-cycles>
    <meta:creation-date>2012-08-21T07:27:00</meta:creation-date>
    <dc:date>2019-02-06T17:36:32.946316219</dc:date>
    <meta:editing-duration>P2DT8H39M40S</meta:editing-duration>
    <meta:generator>LibreOffice/6.0.7.3$Linux_X86_64 LibreOffice_project/00m0$Build-3</meta:generator>
    <meta:document-statistic meta:table-count="0" meta:image-count="0" meta:object-count="0" meta:page-count="7" meta:paragraph-count="44" meta:word-count="2227" meta:character-count="14892" meta:non-whitespace-character-count="12711"/>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QtDsWRKO"/&gt;&lt;style id="http://www.zotero.org/styles/apa" locale="nb-NO"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